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07d876" officeooo:paragraph-rsid="0007d876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ndo Dados I</text:p>
      <text:p text:style-name="P2"/>
      <text:list xml:id="list3721866895" text:style-name="L1">
        <text:list-item>
          <text:p text:style-name="P3">O pandas é o principal framework para manipulação de dados no Python</text:p>
        </text:list-item>
        <text:list-item>
          <text:p text:style-name="P3">Para usar o help no pandas: pandas? ou pd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20:20:43.330311071</dc:date>
    <meta:editing-duration>PT1M14S</meta:editing-duration>
    <meta:editing-cycles>1</meta:editing-cycles>
    <meta:document-statistic meta:table-count="0" meta:image-count="0" meta:object-count="0" meta:page-count="1" meta:paragraph-count="4" meta:word-count="27" meta:character-count="132" meta:non-whitespace-character-count="111"/>
    <meta:generator>LibreOffice/6.0.7.3$Linux_X86_64 LibreOffice_project/00m0$Build-3</meta:generator>
  </office:meta>
</office:document-meta>
</file>